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Roboto" svg:font-family="Roboto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a1b3e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b2370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cb85e"/>
    </style:style>
    <style:style style:name="P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e3af7"/>
    </style:style>
    <style:style style:name="P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e449a"/>
    </style:style>
    <style:style style:name="P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f1afd"/>
    </style:style>
    <style:style style:name="P7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0b2370" officeooo:paragraph-rsid="000b2370"/>
    </style:style>
    <style:style style:name="P8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0cb85e" officeooo:paragraph-rsid="000cb85e"/>
    </style:style>
    <style:style style:name="P9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0e3af7" officeooo:paragraph-rsid="000e3af7"/>
    </style:style>
    <style:style style:name="T1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style:text-blinking="false" loext:padding="0in" loext:border="none"/>
    </style:style>
    <style:style style:name="T2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officeooo:rsid="000f1afd" style:text-blinking="false" loext:padding="0in" loext:border="none"/>
    </style:style>
    <style:style style:name="T3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officeooo:rsid="000e449a" style:text-blinking="false" loext:padding="0in" loext:border="none"/>
    </style:style>
    <style:style style:name="T4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officeooo:rsid="000f1afd" style:text-blinking="false" style:font-weight-asian="normal" style:font-weight-complex="normal" loext:padding="0in" loext:border="none"/>
    </style:style>
    <style:style style:name="T5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bold" officeooo:rsid="000f1afd" style:text-blinking="false" style:font-weight-asian="bold" style:font-weight-complex="bold" loext:padding="0in" loext:border="none"/>
    </style:style>
    <style:style style:name="T6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bold" officeooo:rsid="000e449a" style:text-blinking="false" style:font-weight-asian="bold" style:font-weight-complex="bold" loext:padding="0in" loext:border="none"/>
    </style:style>
    <style:style style:name="T7" style:family="text">
      <style:text-properties fo:font-variant="normal" fo:text-transform="none" style:font-name="Roboto" fo:font-size="10.5pt" fo:letter-spacing="normal" fo:font-style="normal" fo:font-weight="normal" loext:padding="0in" loext:border="none"/>
    </style:style>
    <style:style style:name="T8" style:family="text">
      <style:text-properties fo:font-variant="normal" fo:text-transform="none" style:font-name="Roboto" fo:font-size="10.5pt" fo:letter-spacing="normal" fo:font-style="normal" fo:font-weight="normal" officeooo:rsid="000a1b3e" loext:padding="0in" loext:border="none"/>
    </style:style>
    <style:style style:name="T9" style:family="text">
      <style:text-properties fo:font-variant="normal" fo:text-transform="none" style:font-name="Roboto" fo:font-size="10.5pt" fo:letter-spacing="normal" fo:font-style="normal" fo:font-weight="normal" officeooo:rsid="000b2370" loext:padding="0in" loext:border="none"/>
    </style:style>
    <style:style style:name="T10" style:family="text">
      <style:text-properties fo:font-variant="normal" fo:text-transform="none" style:font-name="Roboto" fo:font-size="10.5pt" fo:letter-spacing="normal" fo:font-style="normal" fo:font-weight="normal" officeooo:rsid="000b2370" style:font-weight-asian="normal" style:font-weight-complex="normal" loext:padding="0in" loext:border="none"/>
    </style:style>
    <style:style style:name="T11" style:family="text">
      <style:text-properties fo:font-variant="normal" fo:text-transform="none" style:font-name="Roboto" fo:font-size="10.5pt" fo:letter-spacing="normal" fo:font-style="normal" fo:font-weight="normal" officeooo:rsid="000cb85e" loext:padding="0in" loext:border="none"/>
    </style:style>
    <style:style style:name="T12" style:family="text">
      <style:text-properties fo:font-variant="normal" fo:text-transform="none" style:font-name="Roboto" fo:font-size="10.5pt" fo:letter-spacing="normal" fo:font-style="normal" fo:font-weight="normal" officeooo:rsid="000e3af7" loext:padding="0in" loext:border="none"/>
    </style:style>
    <style:style style:name="T13" style:family="text">
      <style:text-properties fo:font-variant="normal" fo:text-transform="none" style:font-name="Roboto" fo:font-size="10.5pt" fo:letter-spacing="normal" fo:font-style="normal" fo:font-weight="normal" officeooo:rsid="000e449a" loext:padding="0in" loext:border="none"/>
    </style:style>
    <style:style style:name="T14" style:family="text">
      <style:text-properties fo:font-variant="normal" fo:text-transform="none" style:font-name="Roboto" fo:font-size="10.5pt" fo:letter-spacing="normal" fo:font-style="normal" fo:font-weight="bold" officeooo:rsid="000a1b3e" style:font-weight-asian="bold" style:font-weight-complex="bold" loext:padding="0in" loext:border="none"/>
    </style:style>
    <style:style style:name="T15" style:family="text">
      <style:text-properties fo:font-variant="normal" fo:text-transform="none" style:font-name="Roboto" fo:font-size="10.5pt" fo:letter-spacing="normal" fo:font-style="normal" fo:font-weight="bold" officeooo:rsid="000b2370" style:font-weight-asian="bold" style:font-weight-complex="bold" loext:padding="0in" loext:border="none"/>
    </style:style>
    <style:style style:name="T16" style:family="text">
      <style:text-properties fo:font-variant="normal" fo:text-transform="none" style:font-name="Roboto" fo:font-size="10.5pt" fo:letter-spacing="normal" fo:font-style="normal" fo:font-weight="bold" officeooo:rsid="000e449a" style:font-weight-asian="bold" style:font-weight-complex="bold" loext:padding="0in" loext:border="none"/>
    </style:style>
    <style:style style:name="T17" style:family="text">
      <style:text-properties fo:font-variant="normal" fo:text-transform="none" fo:letter-spacing="normal" loext:padding="0in" loext:border="none"/>
    </style:style>
    <style:style style:name="T18" style:family="text">
      <style:text-properties fo:font-variant="normal" fo:text-transform="none" fo:color="#1f1f1f" style:font-name="Roboto" fo:font-size="10.5pt" fo:letter-spacing="normal" fo:language="en" fo:country="US" fo:font-style="normal" fo:font-weight="normal" officeooo:rsid="000cb85e" loext:padding="0in" loext:border="none"/>
    </style:style>
    <style:style style:name="T19" style:family="text">
      <style:text-properties fo:font-variant="normal" fo:text-transform="none" fo:color="#1f1f1f" style:font-name="Roboto" fo:font-size="10.5pt" fo:letter-spacing="normal" fo:language="en" fo:country="US" fo:font-style="normal" fo:font-weight="normal" loext:padding="0in" loext:border="none"/>
    </style:style>
    <style:style style:name="T20" style:family="text">
      <style:text-properties fo:font-variant="normal" fo:text-transform="none" fo:color="#1f1f1f" style:font-name="Roboto" fo:font-size="10.5pt" fo:letter-spacing="normal" fo:language="en" fo:country="US" fo:font-style="normal" fo:font-weight="normal" officeooo:rsid="000e3af7" loext:padding="0in" loext:border="none"/>
    </style:style>
    <style:style style:name="T21" style:family="text">
      <style:text-properties officeooo:rsid="000f1a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Single Responsibility Principle (SRP) : </text:span></text:p>
      <text:p text:style-name="P2"><text:span text:style-name="T8">→ single method for single object (ex: </text:span><text:span text:style-name="T14">obj info</text:span><text:span text:style-name="T8"> </text:span><text:span text:style-name="T9">{</text:span><text:span text:style-name="T8">data+save</text:span><text:span text:style-name="T9">()}</text:span><text:span text:style-name="T8"> + </text:span><text:span text:style-name="T14">obj send</text:span><text:span text:style-name="T9">(</text:span><text:span text:style-name="T14">obj info</text:span><text:span text:style-name="T9">)</text:span><text:span text:style-name="T8"> )</text:span></text:p>
      <text:p text:style-name="P7"><text:span text:style-name="T8">- </text:span><text:span text:style-name="T7">unit test, reuse, down dependency </text:span><text:span text:style-name="T11">&amp; conflicion</text:span></text:p>
      <text:p text:style-name="P7"><text:span text:style-name="T11"/></text:p>
      <text:p text:style-name="P1"><text:span text:style-name="T7">Open/Closed Principle (OCP) : </text:span></text:p>
      <text:p text:style-name="P2"><text:span text:style-name="T7">→</text:span><text:span text:style-name="T9"> prorit</text:span><text:span text:style-name="T11">ize</text:span><text:span text:style-name="T9"> expand</text:span><text:span text:style-name="T11">t</text:span><text:span text:style-name="T9">ion more than modify.</text:span></text:p>
      <text:p text:style-name="P2"><text:span text:style-name="T9">(ex: </text:span><text:span text:style-name="T15">type_parent</text:span><text:span text:style-name="T9"> -} </text:span><text:span text:style-name="T15">type1</text:span><text:span text:style-name="T9"> {method1} + </text:span><text:span text:style-name="T15">type2</text:span><text:span text:style-name="T10"> {method2}</text:span><text:span text:style-name="T9"> + <text:s/>… </text:span></text:p>
      <text:p text:style-name="P2"><text:span text:style-name="T9"><text:tab/>instead of if...else, switch...case) </text:span></text:p>
      <text:p text:style-name="P3"><text:span text:style-name="T9">- </text:span><text:span text:style-name="T12">extension</text:span><text:span text:style-name="T9">, modularization, down-raise old code flow.</text:span></text:p>
      <text:p text:style-name="P2"><text:span text:style-name="T9"><text:tab/><text:tab/></text:span></text:p>
      <text:p text:style-name="P2"><text:span text:style-name="T8">L</text:span><text:span text:style-name="T7">iskov Substitution Principle (LSP) : </text:span><text:span text:style-name="T11">(substitution~replace)</text:span></text:p>
      <text:p text:style-name="P2"><text:span text:style-name="T7">→</text:span><text:span text:style-name="T11"> child have not authorization </text:span><text:bookmark text:name="tw-target-text"/><text:span text:style-name="T18">negative parent</text:span></text:p>
      <text:p text:style-name="P8"><text:span text:style-name="T19">(ex: Bird; <text:s/>FlyBird:Bird + Penguin:Bird</text:span><text:span text:style-name="T20">)</text:span></text:p>
      <text:p text:style-name="P9"><text:span text:style-name="T19">- true system, extension and maintain, ez replace</text:span></text:p>
      <text:p text:style-name="P9"><text:span text:style-name="T19"/></text:p>
      <text:p text:style-name="P9"><text:span text:style-name="T19"/></text:p>
      <text:p text:style-name="P4"><text:span text:style-name="T7">Interface Segregation Principle (ISP) : </text:span><text:span text:style-name="T12">( Segregation~separation)</text:span></text:p>
      <text:p text:style-name="P4"><text:span text:style-name="T12">→ parent only have method basic that is ALL CHILD USE.</text:span></text:p>
      <text:p text:style-name="P5"><text:span text:style-name="T13">(ex: </text:span><text:span text:style-name="T16">Account</text:span><text:span text:style-name="T13"> {deposit()+ withdraw()}; </text:span><text:span text:style-name="T16">SaveAccount</text:span><text:span text:style-name="T13">:Accout {+calculateInterest()}</text:span></text:p>
      <text:p text:style-name="P4"><text:span text:style-name="T12">- </text:span><text:span text:style-name="T13">flexible, undependency</text:span></text:p>
      <text:p text:style-name="P4"><text:span text:style-name="T12">- </text:span><text:span text:style-name="T13">parrent have bigsize interface;</text:span></text:p>
      <text:p text:style-name="P4"><text:span text:style-name="T13"/></text:p>
      <text:p text:style-name="P4"><text:span text:style-name="T7">Dependency Inversion Principle (DIP) </text:span><text:a xlink:type="simple" xlink:href="https://www.youtube.com/watch?v=bOEm7TdJgZo&amp;t=799s" text:style-name="Internet_20_link" text:visited-style-name="Visited_20_Internet_20_Link"><text:span text:style-name="T1">:</text:span></text:a></text:p>
      <text:p text:style-name="P6"><text:span text:style-name="T3">( </text:span><text:span text:style-name="T5">Service</text:span><text:span text:style-name="T2">: </text:span><text:span text:style-name="T3"><text:s/></text:span><text:span text:style-name="T6">EmailS</text:span><text:span text:style-name="T5">ervice</text:span><text:span text:style-name="T2">+ </text:span><text:span text:style-name="T5">SMSService</text:span><text:span text:style-name="T2">; </text:span><text:span text:style-name="T5">Notification</text:span><text:span text:style-name="T2"> ( </text:span><text:span text:style-name="T4">Service</text:span><text:span text:style-name="T2"> ) { send() })</text:span></text:p>
      <text:p text:style-name="P6"><text:span text:style-name="T2">- many TYPE; reuse high modu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Roboto" svg:font-family="Roboto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2T14:43:18.570594613</meta:creation-date>
    <dc:date>2024-12-12T17:03:51.756094583</dc:date>
    <meta:editing-duration>PT5M39S</meta:editing-duration>
    <meta:editing-cycles>1</meta:editing-cycles>
    <meta:document-statistic meta:table-count="0" meta:image-count="0" meta:object-count="0" meta:page-count="1" meta:paragraph-count="21" meta:word-count="139" meta:character-count="987" meta:non-whitespace-character-count="858"/>
    <meta:generator>LibreOffice/6.4.7.2$Linux_X86_64 LibreOffice_project/40$Build-2</meta:generator>
  </office:meta>
</office:document-meta>
</file>